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-color="#ff950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-color="#00cc00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-color="#9999ff" draw:textarea-vertical-align="middle" fo:padding-top="0.135cm" fo:padding-bottom="0.135cm" fo:padding-left="0.26cm" fo:padding-right="0.26cm"/>
    </style:style>
    <style:style style:name="P1" style:family="paragraph">
      <loext:graphic-properties draw:fill-color="#ff950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3.999cm" svg:height="1.999cm" svg:x="1cm" svg:y="1cm" svg:viewBox="0 0 4000 2000" draw:points="1000,0 0,0 0,1000 0,2000 2000,2000 2000,1000 4000,1000 4000,0">
          <text:p/>
        </draw:polygon>
        <draw:polygon draw:style-name="gr2" draw:text-style-name="P2" draw:layer="layout" svg:width="1.999cm" svg:height="1.999cm" svg:x="5cm" svg:y="3cm" svg:viewBox="0 0 2000 2000" draw:points="0,1000 0,2000 2000,2000 2000,0 1000,0 0,0">
          <text:p/>
        </draw:polygon>
        <draw:polygon draw:style-name="gr2" draw:text-style-name="P2" draw:layer="layout" svg:width="3.999cm" svg:height="2.999cm" svg:x="7cm" svg:y="1cm" svg:viewBox="0 0 4000 3000" draw:points="0,0 0,2000 2000,2000 2000,3000 3000,3000 3000,2000 4000,2000 4000,1000 2000,1000 2000,0">
          <text:p/>
        </draw:polygon>
        <draw:polygon draw:style-name="gr2" draw:text-style-name="P2" draw:layer="layout" svg:width="2.999cm" svg:height="2.999cm" svg:x="7cm" svg:y="4cm" svg:viewBox="0 0 3000 3000" draw:points="0,1000 0,2000 1000,2000 1000,3000 3000,3000 3000,1000 2000,1000 2000,0 1000,0 1000,1000">
          <text:p/>
        </draw:polygon>
        <draw:polygon draw:style-name="gr3" draw:text-style-name="P3" draw:layer="layout" svg:width="2.999cm" svg:height="2.999cm" svg:x="1cm" svg:y="4cm" svg:viewBox="0 0 3000 3000" draw:points="2000,2000 1000,2000 1000,3000 3000,3000 3000,0 0,0 0,2000 1000,2000 1000,1000 2000,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2:58:29.680000000</meta:creation-date>
    <dc:date>2017-08-03T13:17:03.546000000</dc:date>
    <meta:editing-duration>PT8M22S</meta:editing-duration>
    <meta:editing-cycles>4</meta:editing-cycles>
    <meta:generator>LibreOffice/5.1.5.2$Windows_x86 LibreOffice_project/7a864d8825610a8c07cfc3bc01dd4fce6a9447e5</meta:generator>
    <meta:document-statistic meta:object-count="5"/>
  </office:meta>
</office:document-meta>
</file>